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6000003A67F97E370.png" manifest:media-type="image/png"/>
  <manifest:file-entry manifest:full-path="Pictures/10000201000000C8000000C8B1AA84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2" text:anchor-type="paragraph" svg:x="9.276cm" svg:y="5.99cm" svg:width="3.628cm" svg:height="3.628cm" draw:z-index="1"><draw:image xlink:href="Pictures/10000201000000C8000000C8B1AA841C.png" xlink:type="simple" xlink:show="embed" xlink:actuate="onLoad"/></draw:frame><draw:frame draw:style-name="fr1" draw:name="Bild1" text:anchor-type="paragraph" svg:x="0.081cm" svg:y="0.162cm" svg:width="6.541cm" svg:height="17.859cm" draw:z-index="0"><draw:image xlink:href="Pictures/1000020100000156000003A67F97E370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tz Mair</meta:initial-creator>
    <meta:creation-date>2014-06-25T07:52:45.242184526</meta:creation-date>
    <dc:date>2014-06-25T08:17:11.403346098</dc:date>
    <dc:creator>Moritz Mair</dc:creator>
    <meta:editing-duration>PT14M58S</meta:editing-duration>
    <meta:editing-cycles>2</meta:editing-cycles>
    <meta:generator>LibreOffice/4.2.3.3$Linux_X86_64 LibreOffice_project/420m0$Build-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